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e994" draw:textarea-horizontal-align="justify" draw:textarea-vertical-align="middle" draw:auto-grow-height="false" fo:min-height="3.25cm" fo:min-width="3cm"/>
      <style:paragraph-properties style:writing-mode="lr-tb"/>
    </style:style>
    <style:style style:name="gr2" style:family="graphic" style:parent-style-name="standard">
      <style:graphic-properties draw:opacity="76%" draw:textarea-horizontal-align="justify" draw:textarea-vertical-align="middle" draw:auto-grow-height="false" fo:min-height="3.251cm" fo:min-width="2.96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e994"/>
      <style:paragraph-properties fo:text-align="center" style:writing-mode="lr-tb"/>
    </style:style>
    <style:style style:name="P3" style:family="paragraph">
      <loext:graphic-properties draw:opacity="76%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cm" svg:height="4.95cm" svg:x="3.849cm" svg:y="0cm">
          <text:p text:style-name="P1">writer</text:p>
          <text:p text:style-name="P1">(W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9cm" svg:height="4.951cm" svg:x="0cm" svg:y="0cm">
          <text:p text:style-name="P1">Canadian</text:p>
          <text:p text:style-name="P1">(C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cm" fo:page-height="4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1:24:56.803439459</meta:creation-date>
    <dc:date>2022-11-22T11:31:19.938234118</dc:date>
    <meta:editing-duration>PT6M24S</meta:editing-duration>
    <meta:editing-cycles>1</meta:editing-cycles>
    <meta:document-statistic meta:object-count="2"/>
    <meta:generator>LibreOffice/7.4.2.3$Linux_X86_64 LibreOffice_project/22949782292d40bc0751a2b0b2cf40927460a4f8</meta:generator>
  </office:meta>
</office:document-meta>
</file>